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0.898cm" svg:x="0.102cm" svg:y="0.1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10T09:10:00.437450582</meta:creation-date>
    <dc:date>2017-06-17T09:59:11.090041946</dc:date>
    <dc:creator>Abdelkrime Aries</dc:creator>
    <meta:editing-duration>PT43M47S</meta:editing-duration>
    <meta:editing-cycles>7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1" chart:maximum="0.28" chart:origin="0" chart:interval-major="0.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20.899cm" xlink:href="." xlink:type="simple" chart:class="chart:line" chart:style-name="ch1">
        <chart:legend chart:legend-position="end" svg:x="25.643cm" svg:y="8.032cm" style:legend-expansion="high" chart:style-name="ch2"/>
        <chart:plot-area chart:style-name="ch3" chart:data-source-has-labels="both" svg:x="0.591cm" svg:y="0.417cm" svg:width="24.461cm" svg:height="20.065cm">
          <chartooo:coordinate-region svg:x="1.768cm" svg:y="0.762cm" svg:width="23.097cm" svg:height="18.782cm"/>
          <chart:axis chart:dimension="x" chart:name="primary-x" chart:style-name="ch4" chartooo:axis-type="auto">
            <chartooo:date-scale/>
            <chart:categories table:cell-range-address="local-table.$B$1:.$S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S$2" chart:label-cell-address="local-table.$A$2" chart:class="chart:line">
            <chart:data-point chart:repeated="18"/>
          </chart:series>
          <chart:series chart:style-name="ch8" chart:values-cell-range-address="local-table.$B$3:.$S$3" chart:label-cell-address="local-table.$A$3" chart:class="chart:line">
            <chart:data-point chart:repeated="18"/>
          </chart:series>
          <chart:series chart:style-name="ch9" chart:values-cell-range-address="local-table.$B$4:.$S$4" chart:label-cell-address="local-table.$A$4" chart:class="chart:line">
            <chart:data-point chart:repeated="18"/>
          </chart:series>
          <chart:series chart:style-name="ch10" chart:values-cell-range-address="local-table.$B$5:.$S$5" chart:label-cell-address="local-table.$A$5" chart:class="chart:line">
            <chart:data-point chart:repeated="18"/>
          </chart:series>
          <chart:series chart:style-name="ch11" chart:values-cell-range-address="local-table.$B$6:.$S$6" chart:label-cell-address="local-table.$A$6" chart:class="chart:line">
            <chart:data-point chart:repeated="18"/>
          </chart:series>
          <chart:series chart:style-name="ch12" chart:values-cell-range-address="local-table.$B$7:.$S$7" chart:label-cell-address="local-table.$A$7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</text:p>
              </table:table-cell>
              <table:table-cell office:value-type="string">
                <text:p>cs</text:p>
              </table:table-cell>
              <table:table-cell office:value-type="string">
                <text:p>de</text:p>
              </table:table-cell>
              <table:table-cell office:value-type="string">
                <text:p>eu</text:p>
              </table:table-cell>
              <table:table-cell office:value-type="string">
                <text:p>fi</text:p>
              </table:table-cell>
              <table:table-cell office:value-type="string">
                <text:p>he</text:p>
              </table:table-cell>
              <table:table-cell office:value-type="string">
                <text:p>hr</text:p>
              </table:table-cell>
              <table:table-cell office:value-type="string">
                <text:p>hu</text:p>
              </table:table-cell>
              <table:table-cell office:value-type="string">
                <text:p>ka</text:p>
              </table:table-cell>
              <table:table-cell office:value-type="string">
                <text:p>ko</text:p>
              </table:table-cell>
              <table:table-cell office:value-type="string">
                <text:p>ms</text:p>
              </table:table-cell>
              <table:table-cell office:value-type="string">
                <text:p>pl</text:p>
              </table:table-cell>
              <table:table-cell office:value-type="string">
                <text:p>ru</text:p>
              </table:table-cell>
              <table:table-cell office:value-type="string">
                <text:p>sh</text:p>
              </table:table-cell>
              <table:table-cell office:value-type="string">
                <text:p>sk</text:p>
              </table:table-cell>
              <table:table-cell office:value-type="string">
                <text:p>sl</text:p>
              </table:table-cell>
              <table:table-cell office:value-type="string">
                <text:p>sr</text:p>
              </table:table-cell>
              <table:table-cell office:value-type="string">
                <text:p>tr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21502">
                <text:p>0.21502</text:p>
              </table:table-cell>
              <table:table-cell office:value-type="float" office:value="0.23888">
                <text:p>0.23888</text:p>
              </table:table-cell>
              <table:table-cell office:value-type="float" office:value="0.22692">
                <text:p>0.22692</text:p>
              </table:table-cell>
              <table:table-cell office:value-type="float" office:value="0.14312">
                <text:p>0.14312</text:p>
              </table:table-cell>
              <table:table-cell office:value-type="float" office:value="0.19122">
                <text:p>0.19122</text:p>
              </table:table-cell>
              <table:table-cell office:value-type="float" office:value="0.18033">
                <text:p>0.18033</text:p>
              </table:table-cell>
              <table:table-cell office:value-type="float" office:value="0.22832">
                <text:p>0.22832</text:p>
              </table:table-cell>
              <table:table-cell office:value-type="float" office:value="0.23223">
                <text:p>0.23223</text:p>
              </table:table-cell>
              <table:table-cell office:value-type="float" office:value="0.12934">
                <text:p>0.12934</text:p>
              </table:table-cell>
              <table:table-cell office:value-type="float" office:value="0.11259">
                <text:p>0.11259</text:p>
              </table:table-cell>
              <table:table-cell office:value-type="float" office:value="0.26211">
                <text:p>0.26211</text:p>
              </table:table-cell>
              <table:table-cell office:value-type="float" office:value="0.23191">
                <text:p>0.23191</text:p>
              </table:table-cell>
              <table:table-cell office:value-type="float" office:value="0.19471">
                <text:p>0.19471</text:p>
              </table:table-cell>
              <table:table-cell office:value-type="float" office:value="0.1884">
                <text:p>0.1884</text:p>
              </table:table-cell>
              <table:table-cell office:value-type="float" office:value="0.17265">
                <text:p>0.17265</text:p>
              </table:table-cell>
              <table:table-cell office:value-type="float" office:value="0.24025">
                <text:p>0.24025</text:p>
              </table:table-cell>
              <table:table-cell office:value-type="float" office:value="0.26355">
                <text:p>0.26355</text:p>
              </table:table-cell>
              <table:table-cell office:value-type="float" office:value="0.23409">
                <text:p>0.23409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20687">
                <text:p>0.20687</text:p>
              </table:table-cell>
              <table:table-cell office:value-type="float" office:value="0.2253">
                <text:p>0.2253</text:p>
              </table:table-cell>
              <table:table-cell office:value-type="float" office:value="0.21463">
                <text:p>0.21463</text:p>
              </table:table-cell>
              <table:table-cell office:value-type="float" office:value="0.14703">
                <text:p>0.14703</text:p>
              </table:table-cell>
              <table:table-cell office:value-type="float" office:value="0.18338">
                <text:p>0.18338</text:p>
              </table:table-cell>
              <table:table-cell office:value-type="float" office:value="0.17353">
                <text:p>0.17353</text:p>
              </table:table-cell>
              <table:table-cell office:value-type="float" office:value="0.20058">
                <text:p>0.20058</text:p>
              </table:table-cell>
              <table:table-cell office:value-type="float" office:value="0.22528">
                <text:p>0.22528</text:p>
              </table:table-cell>
              <table:table-cell office:value-type="float" office:value="0.12493">
                <text:p>0.12493</text:p>
              </table:table-cell>
              <table:table-cell office:value-type="float" office:value="0.11207">
                <text:p>0.11207</text:p>
              </table:table-cell>
              <table:table-cell office:value-type="float" office:value="0.24151">
                <text:p>0.24151</text:p>
              </table:table-cell>
              <table:table-cell office:value-type="float" office:value="0.21005">
                <text:p>0.21005</text:p>
              </table:table-cell>
              <table:table-cell office:value-type="float" office:value="0.18685">
                <text:p>0.18685</text:p>
              </table:table-cell>
              <table:table-cell office:value-type="float" office:value="0.17372">
                <text:p>0.17372</text:p>
              </table:table-cell>
              <table:table-cell office:value-type="float" office:value="0.16026">
                <text:p>0.16026</text:p>
              </table:table-cell>
              <table:table-cell office:value-type="float" office:value="0.21022">
                <text:p>0.21022</text:p>
              </table:table-cell>
              <table:table-cell office:value-type="float" office:value="0.24901">
                <text:p>0.24901</text:p>
              </table:table-cell>
              <table:table-cell office:value-type="float" office:value="0.23012">
                <text:p>0.23012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21359">
                <text:p>0.21359</text:p>
              </table:table-cell>
              <table:table-cell office:value-type="float" office:value="0.22444">
                <text:p>0.22444</text:p>
              </table:table-cell>
              <table:table-cell office:value-type="float" office:value="0.24232">
                <text:p>0.24232</text:p>
              </table:table-cell>
              <table:table-cell office:value-type="float" office:value="0.15967">
                <text:p>0.15967</text:p>
              </table:table-cell>
              <table:table-cell office:value-type="float" office:value="0.19415">
                <text:p>0.19415</text:p>
              </table:table-cell>
              <table:table-cell office:value-type="float" office:value="0.17247">
                <text:p>0.17247</text:p>
              </table:table-cell>
              <table:table-cell office:value-type="float" office:value="0.20987">
                <text:p>0.20987</text:p>
              </table:table-cell>
              <table:table-cell office:value-type="float" office:value="0.23202">
                <text:p>0.23202</text:p>
              </table:table-cell>
              <table:table-cell office:value-type="float" office:value="0.12468">
                <text:p>0.12468</text:p>
              </table:table-cell>
              <table:table-cell office:value-type="float" office:value="0.11905">
                <text:p>0.11905</text:p>
              </table:table-cell>
              <table:table-cell office:value-type="float" office:value="0.25871">
                <text:p>0.25871</text:p>
              </table:table-cell>
              <table:table-cell office:value-type="float" office:value="0.22654">
                <text:p>0.22654</text:p>
              </table:table-cell>
              <table:table-cell office:value-type="float" office:value="0.18077">
                <text:p>0.18077</text:p>
              </table:table-cell>
              <table:table-cell office:value-type="float" office:value="0.17746">
                <text:p>0.17746</text:p>
              </table:table-cell>
              <table:table-cell office:value-type="float" office:value="0.16257">
                <text:p>0.16257</text:p>
              </table:table-cell>
              <table:table-cell office:value-type="float" office:value="0.21533">
                <text:p>0.21533</text:p>
              </table:table-cell>
              <table:table-cell office:value-type="float" office:value="0.25442">
                <text:p>0.25442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21632">
                <text:p>0.21632</text:p>
              </table:table-cell>
              <table:table-cell office:value-type="float" office:value="0.23208">
                <text:p>0.23208</text:p>
              </table:table-cell>
              <table:table-cell office:value-type="float" office:value="0.24108">
                <text:p>0.24108</text:p>
              </table:table-cell>
              <table:table-cell office:value-type="float" office:value="0.15887">
                <text:p>0.15887</text:p>
              </table:table-cell>
              <table:table-cell office:value-type="float" office:value="0.19314">
                <text:p>0.19314</text:p>
              </table:table-cell>
              <table:table-cell office:value-type="float" office:value="0.18381">
                <text:p>0.18381</text:p>
              </table:table-cell>
              <table:table-cell office:value-type="float" office:value="0.22085">
                <text:p>0.22085</text:p>
              </table:table-cell>
              <table:table-cell office:value-type="float" office:value="0.24189">
                <text:p>0.24189</text:p>
              </table:table-cell>
              <table:table-cell office:value-type="float" office:value="0.13392">
                <text:p>0.13392</text:p>
              </table:table-cell>
              <table:table-cell office:value-type="float" office:value="0.11921">
                <text:p>0.11921</text:p>
              </table:table-cell>
              <table:table-cell office:value-type="float" office:value="0.25843">
                <text:p>0.25843</text:p>
              </table:table-cell>
              <table:table-cell office:value-type="float" office:value="0.22456">
                <text:p>0.22456</text:p>
              </table:table-cell>
              <table:table-cell office:value-type="float" office:value="0.18662">
                <text:p>0.18662</text:p>
              </table:table-cell>
              <table:table-cell office:value-type="float" office:value="0.18037">
                <text:p>0.18037</text:p>
              </table:table-cell>
              <table:table-cell office:value-type="float" office:value="0.16344">
                <text:p>0.16344</text:p>
              </table:table-cell>
              <table:table-cell office:value-type="float" office:value="0.22198">
                <text:p>0.22198</text:p>
              </table:table-cell>
              <table:table-cell office:value-type="float" office:value="0.25657">
                <text:p>0.25657</text:p>
              </table:table-cell>
              <table:table-cell office:value-type="float" office:value="0.23653">
                <text:p>0.23653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21667">
                <text:p>0.21667</text:p>
              </table:table-cell>
              <table:table-cell office:value-type="float" office:value="0.23935">
                <text:p>0.23935</text:p>
              </table:table-cell>
              <table:table-cell office:value-type="float" office:value="0.24171">
                <text:p>0.24171</text:p>
              </table:table-cell>
              <table:table-cell office:value-type="float" office:value="0.16443">
                <text:p>0.16443</text:p>
              </table:table-cell>
              <table:table-cell office:value-type="float" office:value="0.19641">
                <text:p>0.19641</text:p>
              </table:table-cell>
              <table:table-cell office:value-type="float" office:value="0.18644">
                <text:p>0.18644</text:p>
              </table:table-cell>
              <table:table-cell office:value-type="float" office:value="0.22359">
                <text:p>0.22359</text:p>
              </table:table-cell>
              <table:table-cell office:value-type="float" office:value="0.24083">
                <text:p>0.24083</text:p>
              </table:table-cell>
              <table:table-cell office:value-type="float" office:value="0.1334">
                <text:p>0.1334</text:p>
              </table:table-cell>
              <table:table-cell office:value-type="float" office:value="0.11647">
                <text:p>0.11647</text:p>
              </table:table-cell>
              <table:table-cell office:value-type="float" office:value="0.26052">
                <text:p>0.26052</text:p>
              </table:table-cell>
              <table:table-cell office:value-type="float" office:value="0.22253">
                <text:p>0.22253</text:p>
              </table:table-cell>
              <table:table-cell office:value-type="float" office:value="0.18384">
                <text:p>0.18384</text:p>
              </table:table-cell>
              <table:table-cell office:value-type="float" office:value="0.18783">
                <text:p>0.18783</text:p>
              </table:table-cell>
              <table:table-cell office:value-type="float" office:value="0.16224">
                <text:p>0.16224</text:p>
              </table:table-cell>
              <table:table-cell office:value-type="float" office:value="0.22412">
                <text:p>0.22412</text:p>
              </table:table-cell>
              <table:table-cell office:value-type="float" office:value="0.25301">
                <text:p>0.25301</text:p>
              </table:table-cell>
              <table:table-cell office:value-type="float" office:value="0.24117">
                <text:p>0.24117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21516">
                <text:p>0.21516</text:p>
              </table:table-cell>
              <table:table-cell office:value-type="float" office:value="0.23221">
                <text:p>0.23221</text:p>
              </table:table-cell>
              <table:table-cell office:value-type="float" office:value="0.21811">
                <text:p>0.21811</text:p>
              </table:table-cell>
              <table:table-cell office:value-type="float" office:value="0.17095">
                <text:p>0.17095</text:p>
              </table:table-cell>
              <table:table-cell office:value-type="float" office:value="0.19306">
                <text:p>0.19306</text:p>
              </table:table-cell>
              <table:table-cell office:value-type="float" office:value="0.18779">
                <text:p>0.18779</text:p>
              </table:table-cell>
              <table:table-cell office:value-type="float" office:value="0.20291">
                <text:p>0.20291</text:p>
              </table:table-cell>
              <table:table-cell office:value-type="float" office:value="0.22634">
                <text:p>0.22634</text:p>
              </table:table-cell>
              <table:table-cell office:value-type="float" office:value="0.11816">
                <text:p>0.11816</text:p>
              </table:table-cell>
              <table:table-cell office:value-type="float" office:value="0.12692">
                <text:p>0.12692</text:p>
              </table:table-cell>
              <table:table-cell office:value-type="float" office:value="0.26069">
                <text:p>0.26069</text:p>
              </table:table-cell>
              <table:table-cell office:value-type="float" office:value="0.22027">
                <text:p>0.22027</text:p>
              </table:table-cell>
              <table:table-cell office:value-type="float" office:value="0.1735">
                <text:p>0.1735</text:p>
              </table:table-cell>
              <table:table-cell office:value-type="float" office:value="0.19702">
                <text:p>0.19702</text:p>
              </table:table-cell>
              <table:table-cell office:value-type="float" office:value="0.17216">
                <text:p>0.17216</text:p>
              </table:table-cell>
              <table:table-cell office:value-type="float" office:value="0.22344">
                <text:p>0.22344</text:p>
              </table:table-cell>
              <table:table-cell office:value-type="float" office:value="0.26502">
                <text:p>0.26502</text:p>
              </table:table-cell>
              <table:table-cell office:value-type="float" office:value="0.2322">
                <text:p>0.2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